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3-01T00:00:00" table:style-name="ce4">
            <text:p>01.03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0.35000000000000003" table:formula="of:=[.A6]*([.D6]+50*[.C6])" table:style-name="ce9">
            <text:p>CHF 0,3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4" table:style-name="ce8">
            <text:p>4</text:p>
          </table:table-cell>
          <table:table-cell office:value-type="currency" office:value="0.4" table:formula="of:=[.A7]*([.D7]+50*[.C7])" table:style-name="ce9">
            <text:p>CHF 0,4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1" table:style-name="ce8">
            <text:p>11</text:p>
          </table:table-cell>
          <table:table-cell office:value-type="currency" office:value="2.2000000000000002" table:formula="of:=[.A8]*([.D8]+50*[.C8])" table:style-name="ce9">
            <text:p>CHF 2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7" table:style-name="ce8">
            <text:p>17</text:p>
          </table:table-cell>
          <table:table-cell office:value-type="currency" office:value="8.5" table:formula="of:=[.A9]*([.D9]+50*[.C9])" table:style-name="ce9">
            <text:p>CHF 8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58" table:style-name="ce8">
            <text:p>58</text:p>
          </table:table-cell>
          <table:table-cell office:value-type="currency" office:value="58" table:formula="of:=[.A10]*([.D10]+50*[.C10])" table:style-name="ce9">
            <text:p>CHF 5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47" table:style-name="ce8">
            <text:p>47</text:p>
          </table:table-cell>
          <table:table-cell office:value-type="currency" office:value="94" table:formula="of:=[.A11]*([.D11]+50*[.C11])" table:style-name="ce9">
            <text:p>CHF 9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9" table:style-name="ce8">
            <text:p>19</text:p>
          </table:table-cell>
          <table:table-cell office:value-type="currency" office:value="95" table:formula="of:=[.A12]*([.D12]+25*[.C12])" table:style-name="ce9">
            <text:p>CHF 9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" table:formula="of:=[.A14]*[.D14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150" table:formula="of:=[.A15]*[.D15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448.45" table:formula="of:=SUM([.E6:.E18])" table:number-columns-spanned="2" table:number-rows-spanned="1" table:style-name="ce11">
            <text:p>CHF 448,4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9:35Z</dc:date>
    <meta:print-date>2022-09-13T17:38:33Z</meta:print-date>
    <meta:editing-cycles>17</meta:editing-cycles>
    <meta:editing-duration>PT0S</meta:editing-duration>
  </office:meta>
</office:document-meta>
</file>